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font-style="italic" officeooo:rsid="002cbfac" officeooo:paragraph-rsid="002cbfac" style:font-style-asian="italic" style:font-style-complex="italic"/>
    </style:style>
    <style:style style:name="P2" style:family="paragraph" style:parent-style-name="Standard">
      <style:paragraph-properties fo:margin-left="0cm" fo:margin-right="0cm" fo:text-align="justify" style:justify-single-word="false" fo:text-indent="0cm" style:auto-text-indent="false"/>
      <style:text-properties officeooo:paragraph-rsid="002d272b"/>
    </style:style>
    <style:style style:name="P3" style:family="paragraph" style:parent-style-name="Standard">
      <style:text-properties fo:font-size="10pt" fo:font-weight="bold" officeooo:rsid="001ec883" officeooo:paragraph-rsid="001ec883" style:font-size-asian="10pt" style:font-weight-asian="bold" style:font-size-complex="10pt" style:font-weight-complex="bold"/>
    </style:style>
    <style:style style:name="P4" style:family="paragraph" style:parent-style-name="Standard">
      <style:paragraph-properties fo:text-align="justify" style:justify-single-word="false"/>
      <style:text-properties fo:font-size="10pt" fo:font-weight="bold" officeooo:rsid="001ec883" officeooo:paragraph-rsid="001ec883" style:font-size-asian="10pt" style:font-weight-asian="bold" style:font-size-complex="10pt" style:font-weight-complex="bold"/>
    </style:style>
    <style:style style:name="P5" style:family="paragraph" style:parent-style-name="Standard">
      <style:text-properties fo:font-size="10pt" officeooo:rsid="001ec883" officeooo:paragraph-rsid="001ec883" style:font-size-asian="10pt" style:font-size-complex="10pt"/>
    </style:style>
    <style:style style:name="P6" style:family="paragraph" style:parent-style-name="Standard">
      <style:paragraph-properties fo:text-align="justify" style:justify-single-word="false"/>
      <style:text-properties fo:font-size="10pt" officeooo:rsid="001ec883" officeooo:paragraph-rsid="001ec883" style:font-size-asian="10pt" style:font-size-complex="10pt"/>
    </style:style>
    <style:style style:name="P7" style:family="paragraph" style:parent-style-name="Standard">
      <style:paragraph-properties fo:text-align="justify" style:justify-single-word="false"/>
      <style:text-properties fo:font-size="10pt" officeooo:rsid="001ec883" officeooo:paragraph-rsid="002240fb" style:font-size-asian="10pt" style:font-size-complex="10pt"/>
    </style:style>
    <style:style style:name="P8" style:family="paragraph" style:parent-style-name="Standard">
      <style:paragraph-properties fo:text-align="justify" style:justify-single-word="false"/>
      <style:text-properties fo:font-size="10pt" officeooo:paragraph-rsid="001ec883" style:font-size-asian="10pt" style:font-size-complex="10pt"/>
    </style:style>
    <style:style style:name="P9" style:family="paragraph" style:parent-style-name="Standard" style:list-style-name="L1">
      <style:paragraph-properties fo:text-align="justify" style:justify-single-word="false"/>
      <style:text-properties fo:font-size="10pt" officeooo:paragraph-rsid="001ec883" style:font-size-asian="10pt" style:font-size-complex="10pt"/>
    </style:style>
    <style:style style:name="P10" style:family="paragraph" style:parent-style-name="Standard" style:list-style-name="L1">
      <style:paragraph-properties fo:text-align="justify" style:justify-single-word="false"/>
      <style:text-properties fo:font-size="10pt" officeooo:rsid="0026d745" officeooo:paragraph-rsid="0026d745" style:font-size-asian="10pt" style:font-size-complex="10pt"/>
    </style:style>
    <style:style style:name="P11" style:family="paragraph" style:parent-style-name="Standard">
      <style:paragraph-properties fo:text-align="justify" style:justify-single-word="false"/>
      <style:text-properties fo:font-size="10pt" officeooo:rsid="0026d745" officeooo:paragraph-rsid="0025a9bf" style:font-size-asian="10pt" style:font-size-complex="10pt"/>
    </style:style>
    <style:style style:name="P12" style:family="paragraph" style:parent-style-name="Standard" style:list-style-name="L1">
      <style:paragraph-properties fo:text-align="justify" style:justify-single-word="false"/>
      <style:text-properties fo:font-size="10pt" officeooo:rsid="0025a9bf" officeooo:paragraph-rsid="0026d745" style:font-size-asian="10pt" style:font-size-complex="10pt"/>
    </style:style>
    <style:style style:name="P13" style:family="paragraph" style:parent-style-name="Standard">
      <style:paragraph-properties fo:text-align="justify" style:justify-single-word="false"/>
      <style:text-properties fo:font-size="10pt" fo:font-weight="normal" officeooo:rsid="001ec883" officeooo:paragraph-rsid="001ec883"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font-size="10pt" fo:font-weight="normal" officeooo:paragraph-rsid="001f9f00"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font-size="10pt" fo:font-weight="normal" officeooo:rsid="001f9f00" officeooo:paragraph-rsid="001ec883"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size="10pt" fo:font-style="normal" fo:font-weight="normal" officeooo:rsid="002240fb" officeooo:paragraph-rsid="002240fb"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size="10pt" fo:font-style="normal" fo:font-weight="normal" officeooo:rsid="002240fb" officeooo:paragraph-rsid="001ec883"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fo:font-style="normal" fo:font-weight="normal" officeooo:rsid="002468dd" officeooo:paragraph-rsid="002240fb" style:font-size-asian="10pt" style:font-style-asian="normal" style:font-weight-asian="normal" style:font-size-complex="10pt" style:font-style-complex="normal" style:font-weight-complex="normal"/>
    </style:style>
    <style:style style:name="P19" style:family="paragraph" style:parent-style-name="Standard">
      <style:text-properties fo:font-size="11pt" officeooo:rsid="001ec883" officeooo:paragraph-rsid="001ec883" style:font-size-asian="11pt" style:font-size-complex="11pt"/>
    </style:style>
    <style:style style:name="P20" style:family="paragraph" style:parent-style-name="Standard">
      <style:paragraph-properties fo:margin-left="0cm" fo:margin-right="0cm" fo:text-align="justify" style:justify-single-word="false" fo:text-indent="0cm" style:auto-text-indent="false"/>
      <style:text-properties fo:font-size="11pt" officeooo:rsid="001ec883" officeooo:paragraph-rsid="002d272b" style:font-size-asian="11pt" style:font-size-complex="11pt"/>
    </style:style>
    <style:style style:name="P21" style:family="paragraph" style:parent-style-name="Standard">
      <style:paragraph-properties fo:margin-left="1.251cm" fo:margin-right="0cm" fo:text-align="justify" style:justify-single-word="false" fo:text-indent="0cm" style:auto-text-indent="false"/>
      <style:text-properties fo:font-size="11pt" officeooo:paragraph-rsid="002d272b" style:font-size-asian="11pt" style:font-size-complex="11pt"/>
    </style:style>
    <style:style style:name="P22" style:family="paragraph" style:parent-style-name="Standard">
      <style:paragraph-properties fo:margin-left="0cm" fo:margin-right="0cm" fo:text-align="justify" style:justify-single-word="false" fo:text-indent="0cm" style:auto-text-indent="false"/>
      <style:text-properties fo:font-size="11pt" officeooo:paragraph-rsid="002d272b" style:font-size-asian="11pt" style:font-size-complex="11pt"/>
    </style:style>
    <style:style style:name="P23" style:family="paragraph" style:parent-style-name="Standard">
      <style:paragraph-properties fo:margin-left="0cm" fo:margin-right="0cm" fo:text-align="justify" style:justify-single-word="false" fo:text-indent="0cm" style:auto-text-indent="false"/>
      <style:text-properties fo:font-size="11pt" officeooo:rsid="000b7459" officeooo:paragraph-rsid="002d272b" style:font-size-asian="11pt" style:font-size-complex="11pt"/>
    </style:style>
    <style:style style:name="P24" style:family="paragraph" style:parent-style-name="Standard">
      <style:paragraph-properties fo:margin-left="0cm" fo:margin-right="0cm" fo:text-align="justify" style:justify-single-word="false" fo:text-indent="0cm" style:auto-text-indent="false"/>
      <style:text-properties fo:font-size="11pt" fo:font-weight="bold" officeooo:paragraph-rsid="002d272b" style:font-size-asian="11pt" style:font-weight-asian="bold" style:font-size-complex="11pt" style:font-weight-complex="bold"/>
    </style:style>
    <style:style style:name="P25" style:family="paragraph" style:parent-style-name="Standard">
      <style:paragraph-properties fo:margin-left="1.251cm" fo:margin-right="0cm" fo:text-align="justify" style:justify-single-word="false" fo:text-indent="0cm" style:auto-text-indent="false"/>
      <style:text-properties fo:font-size="11pt" fo:font-weight="bold" officeooo:paragraph-rsid="002d272b" style:font-size-asian="11pt" style:font-weight-asian="bold" style:font-size-complex="11pt" style:font-weight-complex="bold"/>
    </style:style>
    <style:style style:name="P26" style:family="paragraph" style:parent-style-name="Standard">
      <style:paragraph-properties fo:text-align="justify" style:justify-single-word="false"/>
      <style:text-properties fo:font-size="11pt" fo:font-weight="bold" officeooo:paragraph-rsid="002d272b" style:font-size-asian="11pt" style:font-weight-asian="bold" style:font-size-complex="11pt" style:font-weight-complex="bold"/>
    </style:style>
    <style:style style:name="P27" style:family="paragraph" style:parent-style-name="Standard">
      <style:paragraph-properties fo:text-align="center" style:justify-single-word="false"/>
      <style:text-properties officeooo:rsid="001ec883" officeooo:paragraph-rsid="001ec883"/>
    </style:style>
    <style:style style:name="P28" style:family="paragraph" style:parent-style-name="Standard">
      <style:paragraph-properties fo:margin-left="0cm" fo:margin-right="0cm" fo:text-align="center" style:justify-single-word="false" fo:text-indent="0cm" style:auto-text-indent="false" fo:break-before="page"/>
      <style:text-properties fo:font-size="15pt" fo:font-weight="bold" officeooo:rsid="002d272b" officeooo:paragraph-rsid="002d272b" style:font-size-asian="15pt" style:font-weight-asian="bold" style:font-size-complex="15pt" style:font-weight-complex="bold"/>
    </style:style>
    <style:style style:name="T1" style:family="text">
      <style:text-properties officeooo:rsid="001ec883"/>
    </style:style>
    <style:style style:name="T2" style:family="text">
      <style:text-properties fo:font-weight="bold" style:font-weight-asian="bold" style:font-weight-complex="bold"/>
    </style:style>
    <style:style style:name="T3" style:family="text">
      <style:text-properties fo:font-weight="bold" officeooo:rsid="001ec883" style:font-weight-asian="bold" style:font-weight-complex="bold"/>
    </style:style>
    <style:style style:name="T4" style:family="text">
      <style:text-properties fo:font-weight="bold" officeooo:rsid="002240fb" style:font-weight-asian="bold" style:font-weight-complex="bold"/>
    </style:style>
    <style:style style:name="T5" style:family="text">
      <style:text-properties fo:font-weight="bold" officeooo:rsid="0024ce83" style:font-weight-asian="bold" style:font-weight-complex="bold"/>
    </style:style>
    <style:style style:name="T6" style:family="text">
      <style:text-properties fo:font-weight="bold" officeooo:rsid="0026d745" style:font-weight-asian="bold" style:font-weight-complex="bold"/>
    </style:style>
    <style:style style:name="T7" style:family="text">
      <style:text-properties fo:font-weight="normal" officeooo:rsid="001ec883" style:font-weight-asian="normal" style:font-weight-complex="normal"/>
    </style:style>
    <style:style style:name="T8" style:family="text">
      <style:text-properties fo:font-weight="normal" officeooo:rsid="001f9f00" style:font-weight-asian="normal" style:font-weight-complex="normal"/>
    </style:style>
    <style:style style:name="T9" style:family="text">
      <style:text-properties fo:font-weight="normal" officeooo:rsid="002240fb" style:font-weight-asian="normal" style:font-weight-complex="normal"/>
    </style:style>
    <style:style style:name="T10" style:family="text">
      <style:text-properties fo:font-weight="normal" officeooo:rsid="0026d745" style:font-weight-asian="normal" style:font-weight-complex="normal"/>
    </style:style>
    <style:style style:name="T11" style:family="text">
      <style:text-properties fo:font-weight="normal" officeooo:rsid="002aa6ac" style:font-weight-asian="normal" style:font-weight-complex="normal"/>
    </style:style>
    <style:style style:name="T12" style:family="text">
      <style:text-properties officeooo:rsid="001f9f00"/>
    </style:style>
    <style:style style:name="T13" style:family="text">
      <style:text-properties officeooo:rsid="002240fb"/>
    </style:style>
    <style:style style:name="T14" style:family="text">
      <style:text-properties fo:font-style="italic" style:font-style-asian="italic" style:font-style-complex="italic"/>
    </style:style>
    <style:style style:name="T15" style:family="text">
      <style:text-properties fo:font-style="italic" officeooo:rsid="000da8e8" style:font-style-asian="italic" style:font-style-complex="italic"/>
    </style:style>
    <style:style style:name="T16" style:family="text">
      <style:text-properties fo:font-style="italic" officeooo:rsid="000cf794" style:font-style-asian="italic" style:font-style-complex="italic"/>
    </style:style>
    <style:style style:name="T17" style:family="text">
      <style:text-properties fo:font-style="italic" officeooo:rsid="0013cfc1" style:font-style-asian="italic" style:font-style-complex="italic"/>
    </style:style>
    <style:style style:name="T18" style:family="text">
      <style:text-properties fo:font-style="italic" officeooo:rsid="00133702" style:font-style-asian="italic" style:font-style-complex="italic"/>
    </style:style>
    <style:style style:name="T19" style:family="text">
      <style:text-properties fo:font-style="italic" fo:font-weight="normal" officeooo:rsid="002240fb" style:font-style-asian="italic" style:font-weight-asian="normal" style:font-style-complex="italic" style:font-weight-complex="normal"/>
    </style:style>
    <style:style style:name="T20" style:family="text">
      <style:text-properties fo:font-style="italic" fo:font-weight="normal" officeooo:rsid="002468dd" style:font-style-asian="italic" style:font-weight-asian="normal" style:font-style-complex="italic" style:font-weight-complex="normal"/>
    </style:style>
    <style:style style:name="T21" style:family="text">
      <style:text-properties fo:font-style="italic" fo:font-weight="normal" officeooo:rsid="0013cfc1" style:font-style-asian="italic" style:font-weight-asian="normal" style:font-style-complex="italic" style:font-weight-complex="normal"/>
    </style:style>
    <style:style style:name="T22" style:family="text">
      <style:text-properties fo:font-style="italic" fo:font-weight="bold" officeooo:rsid="0024ce83"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24ce83" style:font-style-asian="normal" style:font-style-complex="normal"/>
    </style:style>
    <style:style style:name="T25" style:family="text">
      <style:text-properties fo:font-style="normal" officeooo:rsid="0025a9bf" style:font-style-asian="normal" style:font-style-complex="normal"/>
    </style:style>
    <style:style style:name="T26" style:family="text">
      <style:text-properties fo:font-style="normal" officeooo:rsid="0026d745" style:font-style-asian="normal" style:font-style-complex="normal"/>
    </style:style>
    <style:style style:name="T27" style:family="text">
      <style:text-properties fo:font-style="normal" officeooo:rsid="002aa6ac" style:font-style-asian="normal" style:font-style-complex="normal"/>
    </style:style>
    <style:style style:name="T28" style:family="text">
      <style:text-properties fo:font-style="normal" officeooo:rsid="000da8e8" style:font-style-asian="normal" style:font-style-complex="normal"/>
    </style:style>
    <style:style style:name="T29" style:family="text">
      <style:text-properties fo:font-style="normal" officeooo:rsid="000e3909" style:font-style-asian="normal" style:font-style-complex="normal"/>
    </style:style>
    <style:style style:name="T30" style:family="text">
      <style:text-properties fo:font-style="normal" officeooo:rsid="0013cfc1" style:font-style-asian="normal" style:font-style-complex="normal"/>
    </style:style>
    <style:style style:name="T31" style:family="text">
      <style:text-properties fo:font-style="normal" fo:font-weight="normal" officeooo:rsid="002240fb" style:font-style-asian="normal" style:font-weight-asian="normal" style:font-style-complex="normal" style:font-weight-complex="normal"/>
    </style:style>
    <style:style style:name="T32" style:family="text">
      <style:text-properties fo:font-style="normal" fo:font-weight="normal" officeooo:rsid="002468dd" style:font-style-asian="normal" style:font-weight-asian="normal" style:font-style-complex="normal" style:font-weight-complex="normal"/>
    </style:style>
    <style:style style:name="T33" style:family="text">
      <style:text-properties fo:font-style="normal" fo:font-weight="normal" officeooo:rsid="0024ce83" style:font-style-asian="normal" style:font-weight-asian="normal" style:font-style-complex="normal" style:font-weight-complex="normal"/>
    </style:style>
    <style:style style:name="T34" style:family="text">
      <style:text-properties fo:font-style="normal" fo:font-weight="normal" officeooo:rsid="0013cfc1" style:font-style-asian="normal" style:font-weight-asian="normal" style:font-style-complex="normal" style:font-weight-complex="normal"/>
    </style:style>
    <style:style style:name="T35" style:family="text">
      <style:text-properties fo:font-style="normal" fo:font-weight="normal" officeooo:rsid="002d272b" style:font-style-asian="normal" style:font-weight-asian="normal" style:font-style-complex="normal" style:font-weight-complex="normal"/>
    </style:style>
    <style:style style:name="T36" style:family="text">
      <style:text-properties fo:font-style="normal" fo:font-weight="bold" officeooo:rsid="002240fb" style:font-style-asian="normal" style:font-weight-asian="bold" style:font-style-complex="normal" style:font-weight-complex="bold"/>
    </style:style>
    <style:style style:name="T37" style:family="text">
      <style:text-properties fo:font-style="normal" fo:font-weight="bold" officeooo:rsid="002468dd" style:font-style-asian="normal" style:font-weight-asian="bold" style:font-style-complex="normal" style:font-weight-complex="bold"/>
    </style:style>
    <style:style style:name="T38" style:family="text">
      <style:text-properties fo:font-style="normal" fo:font-weight="bold" officeooo:rsid="0024ce83" style:font-style-asian="normal" style:font-weight-asian="bold" style:font-style-complex="normal" style:font-weight-complex="bold"/>
    </style:style>
    <style:style style:name="T39" style:family="text">
      <style:text-properties fo:font-style="normal" fo:font-weight="bold" officeooo:rsid="0025a9bf" style:font-style-asian="normal" style:font-weight-asian="bold" style:font-style-complex="normal" style:font-weight-complex="bold"/>
    </style:style>
    <style:style style:name="T40" style:family="text">
      <style:text-properties fo:font-style="normal" fo:font-weight="bold" officeooo:rsid="002aa6ac" style:font-style-asian="normal" style:font-weight-asian="bold" style:font-style-complex="normal" style:font-weight-complex="bold"/>
    </style:style>
    <style:style style:name="T41" style:family="text">
      <style:text-properties style:text-underline-style="solid" style:text-underline-width="auto" style:text-underline-color="font-color" fo:font-weight="normal" officeooo:rsid="001ec883" style:font-weight-asian="normal" style:font-weight-complex="normal"/>
    </style:style>
    <style:style style:name="T42" style:family="text">
      <style:text-properties officeooo:rsid="0024ce83"/>
    </style:style>
    <style:style style:name="T43" style:family="text">
      <style:text-properties officeooo:rsid="0025a9bf"/>
    </style:style>
    <style:style style:name="T44" style:family="text">
      <style:text-properties officeooo:rsid="0026d745"/>
    </style:style>
    <style:style style:name="T45" style:family="text">
      <style:text-properties officeooo:rsid="00270c6d"/>
    </style:style>
    <style:style style:name="T46" style:family="text">
      <style:text-properties officeooo:rsid="0027986a"/>
    </style:style>
    <style:style style:name="T47" style:family="text">
      <style:text-properties officeooo:rsid="0028a9c8"/>
    </style:style>
    <style:style style:name="T48" style:family="text">
      <style:text-properties officeooo:rsid="002aa6ac"/>
    </style:style>
    <style:style style:name="T49" style:family="text">
      <style:text-properties officeooo:rsid="000da8e8"/>
    </style:style>
    <style:style style:name="T50" style:family="text">
      <style:text-properties officeooo:rsid="000b6b6f"/>
    </style:style>
    <style:style style:name="T51" style:family="text">
      <style:text-properties officeooo:rsid="000b7459"/>
    </style:style>
    <style:style style:name="T52" style:family="text">
      <style:text-properties officeooo:rsid="000cf794"/>
    </style:style>
    <style:style style:name="T53" style:family="text">
      <style:text-properties officeooo:rsid="000e3909"/>
    </style:style>
    <style:style style:name="T54" style:family="text">
      <style:text-properties officeooo:rsid="000f491c"/>
    </style:style>
    <style:style style:name="T55" style:family="text">
      <style:text-properties officeooo:rsid="001106c2"/>
    </style:style>
    <style:style style:name="T56" style:family="text">
      <style:text-properties officeooo:rsid="00114504"/>
    </style:style>
    <style:style style:name="T57" style:family="text">
      <style:text-properties officeooo:rsid="00133702"/>
    </style:style>
    <style:style style:name="T58" style:family="text">
      <style:text-properties officeooo:rsid="0013cfc1"/>
    </style:style>
    <style:style style:name="T59" style:family="text">
      <style:text-properties fo:font-size="18pt" fo:font-weight="bold" style:font-size-asian="18pt" style:font-weight-asian="bold" style:font-size-complex="18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341cm" fo:text-indent="-0.635cm" fo:margin-left="8.34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59">Méthode de l’explication de texte</text:span></text:p>
      <text:p text:style-name="P19"/>
      <text:p text:style-name="P3">1. Principe général</text:p>
      <text:p text:style-name="P5"/>
      <text:p text:style-name="P8"><text:tab/><text:span text:style-name="T1">Sur votre sujet, vous aurez un extrait d’une quinzaine de lignes, d’un auteur de philosophie au programme. Vous aurez également un ensemble de questions regroupées en trois catégories : « éléments d’analyse », « éléments de synthèse », « commentaire ».</text:span></text:p>
      <text:p text:style-name="P8"/>
      <text:p text:style-name="P8"><text:tab/><text:span text:style-name="T1">Il y a deux façon</text:span><text:span text:style-name="T46">s</text:span><text:span text:style-name="T1"> </text:span><text:span text:style-name="T46">possibles</text:span><text:span text:style-name="T1"> de procéder pour une explication de texte. </text:span><text:span text:style-name="T3">SOIT</text:span><text:span text:style-name="T1"> vous répondez aux questions qui vous sont posées (option 1). </text:span><text:span text:style-name="T3">SOIT</text:span><text:span text:style-name="T7"> vous faites une explication de texte classique, sous une forme qui ressemble à celle de la dissertation : introduction, développement, conclusion (option 2).</text:span></text:p>
      <text:p text:style-name="P13"/>
      <text:p text:style-name="P8"><text:span text:style-name="T7"><text:tab/></text:span><text:span text:style-name="T41">Alors, quelle méthode choisir ?</text:span></text:p>
      <text:p text:style-name="P14"><text:span text:style-name="T1"><text:tab/>- L’option </text:span><text:span text:style-name="T12">1</text:span><text:span text:style-name="T1"> a l’avantage de </text:span><text:span text:style-name="T3">cadrer votre réflexion</text:span><text:span text:style-name="T1"> par les questions qui vous sont posées, mais le désavantage c’est que </text:span><text:span text:style-name="T3">les questions sont souvent difficiles</text:span><text:span text:style-name="T1"> – il faut déjà bien les comprendre, et ensuite bien construire vos réponses. C’est loin d’être évident !</text:span></text:p>
      <text:p text:style-name="P8"><text:span text:style-name="T7"><text:tab/>- L’option </text:span><text:span text:style-name="T8">2</text:span><text:span text:style-name="T7"> a l’avantage de vous laisser toute </text:span><text:span text:style-name="T3">liberté</text:span><text:span text:style-name="T7"> dans le traitement du texte, mais a le désavantage de vous demander un </text:span><text:span text:style-name="T3">effort de méthode</text:span><text:span text:style-name="T7"> plus important (et il faut vraiment vous méfier de la paraphrase, qui ne pourrait donner que des notes médiocres...). </text:span></text:p>
      <text:p text:style-name="P13"/>
      <text:p text:style-name="P8"><text:span text:style-name="T7"><text:tab/>Pour ne pas vous encombrer avec trop de méthodologie, nous ne verrons ensemble que l’option </text:span><text:span text:style-name="T8">1 (les questions). Dans tous les cas, il ne faut pas oublier d’indiquer au début de votre copie l’option que vous avez choisie.</text:span></text:p>
      <text:p text:style-name="P15"/>
      <text:p text:style-name="P6"/>
      <text:p text:style-name="P4">2. Conseils généraux</text:p>
      <text:p text:style-name="P6"><text:tab/><text:span text:style-name="T13">A. Lire le texte</text:span></text:p>
      <text:p text:style-name="P6"/>
      <text:p text:style-name="P7"><text:tab/><text:span text:style-name="T13">Attention à </text:span><text:span text:style-name="T4">bien lire</text:span><text:span text:style-name="T13"> le texte. Un texte de philosophie se lit d’une façon particulière : il faut </text:span><text:span text:style-name="T4">relire plusieurs fois</text:span><text:span text:style-name="T13">, en s’interrogeant sur la logique de ce que vous lisez. Essayez de comprendre comment les différentes idées s’enchaînent, n</text:span><text:span text:style-name="T9">’hésitez pas à découper le texte en plusieurs grandes parties, et à identifier clairement la façon dont le texte progresse.</text:span><text:span text:style-name="T13"> Pour cela, soyez particulièrement attentifs aux </text:span><text:span text:style-name="T4">connecteurs logiques</text:span><text:span text:style-name="T9"> (et, alors, ou, parce que, en effet…) qui vous montrent la structure de l’argumentation.</text:span></text:p>
      <text:p text:style-name="P7"><text:span text:style-name="T9"><text:tab/>Si vous rencontrez un mot qui ne fait pas sens dans le contexte de la phrase, demandez-vous si le mot ne peut pas avoir un </text:span><text:span text:style-name="T19">autre sens</text:span><text:span text:style-name="T31"> qui rendrait la phrase plus logique. De façon générale, essayer d’</text:span><text:span text:style-name="T36">éclaircir le sens</text:span><text:span text:style-name="T31"> de tout ce qui vous paraît difficile ou obscur dans l’extrait.</text:span></text:p>
      <text:p text:style-name="P16"/>
      <text:p text:style-name="P16"><text:tab/>B. Rédiger vos réponses</text:p>
      <text:p text:style-name="P16"/>
      <text:p text:style-name="P7"><text:span text:style-name="T31"><text:tab/></text:span><text:span text:style-name="T32">Vos réponses doivent toujours être précises et développées. Partez du principe que le texte que vous commentez sera forcément intéressant et subtil, même si vous n’en aurez pas forcément conscience à votre première lecture. Par conséquent, vos réponses elles-mêmes se doivent d’être intéressantes et subtiles : essayez de penser et de rédiger </text:span><text:span text:style-name="T20">en philosophe</text:span><text:span text:style-name="T32">, comme vous avez appris à le faire cette année.</text:span></text:p>
      <text:p text:style-name="P18"><text:tab/>Plus précisément, qu’est-ce que ça signifie ?</text:p>
      <text:p text:style-name="P7"><text:span text:style-name="T32"><text:tab/>- Tout ce que vous dites doit être justifié. Il s’agit d’abord d’expliquer le texte, donc il faudra appuyer tout ce que vous dites sur le texte lui-même. N’hésitez pas à citer l’extrait quand c’est nécessaire, mais </text:span><text:span text:style-name="T37">ne citez pas trop </text:span><text:span text:style-name="T32">: le risque serait de noyer vos analyses en vous contentant de recopier le texte. </text:span><text:span text:style-name="T37">Citez peu, mais citez bien</text:span><text:span text:style-name="T32"> : analysez et interprétez systématiquement vos citations, en profondeur.</text:span></text:p>
      <text:p text:style-name="P7"><text:span text:style-name="T32"><text:tab/>- Justifier ce que vous dites, c’est aussi </text:span><text:span text:style-name="T37">justifier la logique de votre propre propos</text:span><text:span text:style-name="T32">. Cela veut dire que vos analyses doivent être appuyées par des définitions, des distinctions conceptuelles, des raisonnements, etc. </text:span><text:span text:style-name="T33">Utilisez l’ensemble de ces outils, que nous avons manipulés tout au long de l’année.</text:span></text:p>
      <text:p text:style-name="P7"><text:span text:style-name="T32"><text:tab/>- Quand c’est nécessaire, n’hésitez pas à présenter votre réponse sous la forme de plusieurs paragraphes. N’oubliez pas la règle qui s’applique aussi en dissertation : « </text:span><text:span text:style-name="T37">une idée par paragraphe, un paragraphe par idée</text:span><text:span text:style-name="T32"> » !</text:span></text:p>
      <text:p text:style-name="P17"><text:tab/></text:p>
      <text:p text:style-name="P17"/>
      <text:p text:style-name="P4">3. Les différentes questions</text:p>
      <text:p text:style-name="P6"><text:tab/>A. Éléments d’analyse</text:p>
      <text:p text:style-name="P6"/>
      <text:p text:style-name="P6"><text:soft-page-break/><text:tab/><text:span text:style-name="T42">Analyser, c’est décomposer quelque chose pour le rendre plus simple et plus facile à comprendre. Ici, il va s’agir de travailler en détail sur le texte, pour en dénouer les difficultés. On vous demandera d’expliquer des passages précis du texte : des citations, des concepts.</text:span></text:p>
      <text:p text:style-name="P6"><text:tab/><text:span text:style-name="T42">La règle est la suivante : </text:span><text:span text:style-name="T5">expliquez le texte en y étant aussi fidèle que possible</text:span><text:span text:style-name="T42">. Il ne s’agit pas de développer votre propre opinion, mais de retrouver la logique de la pensée de l’auteur. Attention à ne pas vous contenter de répéter ou reformuler ce que dit le texte : approfondissez sa logique, mettez au jour les raisonnements, les définitions, les distinctions conceptuelles qui pourraient rester implicites. Clarifiez tout ce qui est obscur, </text:span><text:span text:style-name="T43">et rentrez vraiment dans l’effort de décomposer le texte</text:span><text:span text:style-name="T42"> !</text:span></text:p>
      <text:p text:style-name="P6"><text:tab/><text:span text:style-name="T45">N’hésitez pas à développer des exemples précis, dans la mesure où ça vous permet d’</text:span><text:span text:style-name="T47">expliciter les idées</text:span><text:span text:style-name="T45"> </text:span><text:span text:style-name="T47">du</text:span><text:span text:style-name="T45"> texte. Attention cependant à ne pas multiplier inutilement les exemples !</text:span></text:p>
      <text:p text:style-name="P6"/>
      <text:p text:style-name="P6"><text:tab/>B. Éléments de synthèse</text:p>
      <text:p text:style-name="P6"/>
      <text:p text:style-name="P6"><text:tab/><text:span text:style-name="T42">Synthétiser, c’est regrouper un grand nombre d’idées différentes dans une même idée générale. Ici on va vous demander de construire une </text:span><text:span text:style-name="T5">vue d’ensemble</text:span><text:span text:style-name="T42"> sur l’extrait : ce à quoi vous allez aboutir va ressembler à une introduction de dissertation.</text:span></text:p>
      <text:p text:style-name="P6"><text:tab/>Étant<text:span text:style-name="T42"> donné que la réforme est récente, il est encore trop tôt pour l’affirmer avec certitude, mais il y a des chances qu’on vous demande trois choses : la </text:span><text:span text:style-name="T22">question</text:span><text:span text:style-name="T24"> du texte, le </text:span><text:span text:style-name="T22">plan</text:span><text:span text:style-name="T24"> du texte, la </text:span><text:span text:style-name="T22">thèse</text:span><text:span text:style-name="T24"> du texte.</text:span></text:p>
      <text:p text:style-name="P6"><text:span text:style-name="T24"><text:tab/>- La question du texte, c’est </text:span><text:span text:style-name="T38">ce à quoi </text:span><text:span text:style-name="T40">il</text:span><text:span text:style-name="T38"> veut répondre</text:span><text:span text:style-name="T24">. Pour formuler la question, essayez d’abord d’</text:span><text:span text:style-name="T38">identifier les grands concepts</text:span><text:span text:style-name="T24"> impliqués par le texte. S’agit-il de la technique ? De la liberté ? De l’État ? De l’éducation ? Votre question devra faire intervenir ce(s) concept(s) et préciser ce que l’auteur désire savoir à leur sujet.</text:span></text:p>
      <text:p text:style-name="P6"><text:span text:style-name="T24"><text:tab/>- La thèse du texte, c’est son </text:span><text:span text:style-name="T38">idée principale</text:span><text:span text:style-name="T24"> : c’est justement la réponse que l’auteur propose à la question qu’il se pose. Exprimez cette réponse d’une façon à la fois générale et précise ; soyez particulièrement précis sur les concepts en jeu.</text:span></text:p>
      <text:p text:style-name="P6"><text:span text:style-name="T24"><text:tab/>- </text:span><text:span text:style-name="T25">Pour exposer le plan du texte, </text:span><text:span text:style-name="T39">découpez le texte en grandes parties</text:span><text:span text:style-name="T25"> (entre deux et quatre), et essayez d’identifier l’idée principale qui correspond à chacune de ces parties. Attention, il faut également réfléchir à </text:span><text:span text:style-name="T39">la logique de l’enchaînement</text:span><text:span text:style-name="T25"> de ces parties ! Dans l’idéal, ce que je vous conseille de faire c’est, pour chaque partie, de </text:span><text:span text:style-name="T27">faire</text:span><text:span text:style-name="T25"> </text:span><text:span text:style-name="T26">trois</text:span><text:span text:style-name="T25"> choses :</text:span></text:p>
      <text:list xml:id="list2112142172" text:style-name="L1">
        <text:list-item>
          <text:p text:style-name="P10"><text:span text:style-name="T25">D</text:span><text:span text:style-name="T23">onnez les lignes précises du texte.</text:span></text:p>
        </text:list-item>
        <text:list-item>
          <text:p text:style-name="P9"><text:span text:style-name="T26">Ensuite</text:span><text:span text:style-name="T25">, expliquez ce que l’auteur est en train de faire, d’un point de vue argumentatif. Est-il en train de poser sa thèse ? Propose-t-il une critique ? Expose-t-il un exemple ? Tire-t-il une conséquence de ce qui précède ?</text:span></text:p>
        </text:list-item>
        <text:list-item>
          <text:p text:style-name="P12"><text:span text:style-name="T23">Ensuite, exposez le </text:span><text:span text:style-name="T14">contenu</text:span><text:span text:style-name="T23"> de ce qu</text:span><text:span text:style-name="T26">i est dit.</text:span></text:p>
        </text:list-item>
      </text:list>
      <text:p text:style-name="P11"><text:span text:style-name="T23"/></text:p>
      <text:p text:style-name="P6"><text:tab/>C. Commentaire</text:p>
      <text:p text:style-name="P6"/>
      <text:p text:style-name="P6"><text:tab/><text:span text:style-name="T44">Dans ces questions de commentaire, on va vous demander de mobiliser davantage votre réflexion personnelle. Il va s’agir de </text:span><text:span text:style-name="T6">prendre un peu de distance</text:span><text:span text:style-name="T44"> avec la démarche de l’auteur, et surtout de </text:span><text:span text:style-name="T6">faire usage de votre esprit critique</text:span><text:span text:style-name="T44">. Attention, faire preuve d’esprit critique de signifie pas démolir à tout prix ce qu’on vous propose : il faut être attentif aux forces du texte et à son intérêt, et aussi évidemment à ses limites éventuelles. </text:span><text:span text:style-name="T6">Restez cependant toujours mesuré</text:span><text:span text:style-name="T44"> dans vos critiques, il est tout à fait possible que l’auteur ait déjà pensé aux objections </text:span><text:span text:style-name="T48">que vous voudrez lui opposer</text:span><text:span text:style-name="T44">…</text:span></text:p>
      <text:p text:style-name="P6"><text:tab/><text:span text:style-name="T44">C’est dans ces questions de commentaire que vous allez pouvoir faire usage des <text:s/>connaissances philosophiques que vous avez intégrées cette année. Vous pouvez les utiliser pour effectuer des rapprochements et des oppositions avec la pensée de tel ou tel autre auteur ; cela vous permettra de mieux cerner l’intérêt ou les limites de l’extrait. Dans tous les cas cependant, soyez bien attentif à la </text:span><text:span text:style-name="T6">singularité </text:span><text:span text:style-name="T10">du texte que vous étudiez : </text:span><text:span text:style-name="T11">même quand vous rapprochez le texte de la pensée d’un autre auteur, essayez d’identifier les petites différences entre les deux ; ce sont elles qui vont donner à l’extrait tout son intérêt</text:span><text:span text:style-name="T10">.</text:span></text:p>
      <text:p text:style-name="P28">Corrigé du texte d’Alain</text:p>
      <text:p text:style-name="P2"/>
      <text:p text:style-name="P24"/>
      <text:p text:style-name="P24">A – Éléments d’analyse</text:p>
      <text:p text:style-name="P25">1) Expliquez : « Toutes les fois que l'idée précède et règle l'exécution, c'est industrie. »</text:p>
      <text:p text:style-name="P21"/>
      <text:p text:style-name="P22"><text:tab/><text:span text:style-name="T50">L’industrie est la forme d’activité technique dans laquelle une même chose est produite en série, en un grand nombre d’exemplaire, de façon efficace et rationalisée. </text:span><text:span text:style-name="T51">L’artisan</text:span><text:span text:style-name="T50"> imagine d’abord l’objet qu’</text:span><text:span text:style-name="T51">il</text:span><text:span text:style-name="T50"> veut créer, puis à partir de cette idée </text:span><text:span text:style-name="T51">il</text:span><text:span text:style-name="T50"> détermine les gestes et les réglages mécaniques nécessaires à sa production.</text:span></text:p>
      <text:p text:style-name="P22"/>
      <text:p text:style-name="P25">2) Qu'est-ce qui caractérise une « œuvre mécanique » ?</text:p>
      <text:p text:style-name="P21"/>
      <text:p text:style-name="P22"><text:tab/><text:span text:style-name="T50">Ce qui caractérise une œuvre mécanique, c’est la séparation entre l’idée et la réalisation de son objet. Ce qui est mécanique, c’est </text:span><text:span text:style-name="T51">ce qui est défini par de simples</text:span><text:span text:style-name="T50"> mouvements ; par extension, ce qui est « mécanique » implique des processus automatiques, qui ne font pas appel à des décisions ou des réflexions. </text:span><text:span text:style-name="T51">Une fois que l’idée de l’œuvre est donnée, il n’y a plus besoin d’y réfléchir : on peut la reproduire autant que l’on veut, en des milliers d’exemplaires. Le geste de l’artisan, alors, peut tout aussi bien être pris en charge par une machine correctement réglée.</text:span></text:p>
      <text:p text:style-name="P22"/>
      <text:p text:style-name="P25">3) En quoi le travail du peintre de portrait est-il différent de celui de l'artisan ?</text:p>
      <text:p text:style-name="P21"/>
      <text:p text:style-name="P23"><text:tab/>Le travail du peintre de portrait diffère précisément du travail de l’artisan, dans la mesure où le peintre ne peut pas dans un premier temps imaginer son œuvre, et la produire seulement après. En effet, le peintre se définit comme un artiste, qui <text:span text:style-name="T52">veut</text:span> avec les couleurs et les formes produire un bel objet. Or la beauté d’un tableau n’est pas quelque chose qui peut être préparé en amont, indépendamment du résultat final : elle apparaît au fur et à mesure que le peintre compose ses formes et ses couleurs. Par conséquent, l’artiste doit lui-même <text:span text:style-name="T52">atteindre d’avoir face à lui son travail pour pouvoir en juger et l’orienter correctement : au fur et à mesure de la réalisation du portrait, il doit la </text:span><text:span text:style-name="T16">penser</text:span><text:span text:style-name="T52"> continûment.</text:span></text:p>
      <text:p text:style-name="P21"/>
      <text:p text:style-name="P21"><text:span text:style-name="T2">4) Expliquez : « Ainsi la règle du Beau n'apparaît que dans l'œuvre et y reste prise, en sorte qu'elle ne peut servir jamais, d'aucune manière, à faire une autre œuvre.</text:span> »</text:p>
      <text:p text:style-name="P21"/>
      <text:p text:style-name="P22"><text:tab/><text:span text:style-name="T49">Il faut d’abord expliquer l’expression « la règle du Beau ». Pour qu’un tableau puisse m’apparaître comme beau, il ne peut pas être organisé de façon absolument chaotique. Dans une œuvre d’art, la beauté implique donc une certaine structuration des formes et des couleurs : des contrastes, des éléments de symétrie, des lignes de force… Il y a donc bien certaines règles qui donnent de l’unité à l’œuvre, mais en même temps ces règles </text:span><text:span text:style-name="T15">ne lui préexistent pas</text:span><text:span text:style-name="T28"> : si c’était le cas, être artiste consisterait simplement à apprendre des règles ! Mais par conséquent, si elles ne sont pas indépendantes de l’œuvre singulière où elles interviennent, elles ne peuvent pas être réutilisées dans un second temps pour produire une autre œuvre. La beauté de telle ou telle œuvre d’art ne nous dit rien sur les procédés à suivre pour produire d’</text:span><text:span text:style-name="T29">autres</text:span><text:span text:style-name="T28"> belles œuvres.</text:span></text:p>
      <text:p text:style-name="P21"/>
      <text:p text:style-name="P26">B – Éléments de synthèse</text:p>
      <text:p text:style-name="P25">1) Quelle est, selon vous, la question à laquelle le texte de Alain tente d'apporter ici une réponse ?</text:p>
      <text:p text:style-name="P21"/>
      <text:p text:style-name="P22"><text:tab/><text:span text:style-name="T53">Dans ce texte, Alain tente de répondre à la question suivante : « qu’est-ce qui </text:span><text:span text:style-name="T54">différence le travail de l’artiste et celui de l’artisan ? » </text:span></text:p>
      <text:p text:style-name="P22"/>
      <text:p text:style-name="P25">2) Comment cette réponse est-elle organisée ? Dégagez les différents moments de</text:p>
      <text:p text:style-name="P25">l’argumentation <text:span text:style-name="T54">et </text:span>montrez comme ils s’articulent les uns aux autres.</text:p>
      <text:p text:style-name="P21"><text:soft-page-break/></text:p>
      <text:p text:style-name="P22"><text:tab/><text:span text:style-name="T54">Dans un premier temps (lignes 1 à 7), Alain propose une définition de l’artisan : l’industrie désigne l’activité de production dans laquelle l’idée précède strictement la réalisation. </text:span><text:span text:style-name="T55">Dans un second temps (lignes 7 à 16), l’auteur propose une définition symétrique de l’artiste : l’artiste se définit par le fait qu’il est en même temps spectateur dans la production de son œuvre.</text:span></text:p>
      <text:p text:style-name="P22"/>
      <text:p text:style-name="P25">3) Dégagez l’idée principale du texte.</text:p>
      <text:p text:style-name="P21"/>
      <text:p text:style-name="P22"><text:tab/><text:span text:style-name="T55">Dans ce texte, Alain affirme que la différence entre l’artisan et l’artiste tient dans un rapport différent qui se joue entre l’idée de l’œuvre et sa production : pour l’artisan, l’</text:span><text:span text:style-name="T56">invention de l’oeuvre</text:span><text:span text:style-name="T55"> est relativement indépendante de la production, alors que pour l’artiste elle est absolument indissociable, l’idée n’étant donnée qu’au fur et à mesure de sa réalisation.</text:span></text:p>
      <text:p text:style-name="P22"/>
      <text:p text:style-name="P26">C – Commentaire</text:p>
      <text:p text:style-name="P25">1) Quel rapport est-il établi entre le travail de l'artisan et celui de l'artiste dans le texte ?</text:p>
      <text:p text:style-name="P21"/>
      <text:p text:style-name="P22"><text:tab/><text:span text:style-name="T57">Il y a clairement des rapports entre le travail de l’artisan et celui de l’artiste, puisqu’il s’agit dans les deux cas d’inventer et réaliser. Pourtant, dans le cas de l’artisan, ces deux composantes ne sont pas séparables. Ce qui explique cette différence, c’est que l’artisan doit d’abord produire un objet fonctionnel et utile : il lui suffit de maîtriser le schéma d’un outil, pour en produire des milliers ; si un menuisier produit un lit, chaque nouveau lit a autant de valeur que le précédent. La situation est très différente dans le cas de l’artiste : l’artiste vise d’abord à produire un </text:span><text:span text:style-name="T18">bel</text:span><text:span text:style-name="T57"> objet. La différence, ici, est que la beauté d’une œuvre ne peut pas être assurée avant que l’œuvre soit produite. Cela implique que le travail de l’artiste est beaucoup plus incertain, il demande une attention constante à ce qui est en train d’être fait, l’application systématique d’un jugement de goût, il exige des prises de décision régulière, et se nourrit des doutes de l’artiste par rapport à son propre travail. Le travail de l’artiste est beaucoup plus dynamique et moins progressif que celui de l’artisan.</text:span></text:p>
      <text:p text:style-name="P22"/>
      <text:p text:style-name="P25">2) Quel sens ce texte donne-t-il à l'idée de règles dans le domaine artistique ?</text:p>
      <text:p text:style-name="P21"/>
      <text:p text:style-name="P22"><text:tab/><text:span text:style-name="T58">L’artisan se définit par la maîtrise de certaines règles : le boulanger doit savoir pétrir sa pâte d’une certaine façon, connaître ses temps de cuisson, les proportions des éléments qui interviennent pour fabriquer un pain, etc. Ces règles ont une portée générale, et peuvent facilement être transmises d’un individu à l’autre.</text:span></text:p>
      <text:p text:style-name="P22"><text:tab/><text:span text:style-name="T58">Dans ce texte, cependant, Alain montre qu’il ne peut pas en être ainsi pour l’artiste : « il faut que le génie ait la grâce de la nature et s’étonne lui-même » (lignes 11-12). On peut commenter ici ces deux exigences :</text:span></text:p>
      <text:p text:style-name="P22"><text:tab/>- <text:span text:style-name="T58">D’une part, le fait que le génie ait « la grâce de la nature » implique que la règle n’apparaisse pas </text:span><text:span text:style-name="T17">en tant que règle</text:span><text:span text:style-name="T30">. Si on pouvait voir immédiatement la façon dont l’artiste a réfléchi à la structure de son tableau, celui-ci nous frapperait moins, dans la mesure où elle nous forcerait à avoir un rapport plus intellectuel à l’œuvre. Pour que la règle qui organise l’œuvre puisse donner lieu à l’expérience immédiate de la beauté, il faut qu’elle se fasse oublier. Il n’y a donc pas de beauté sans règle, mais en même temps cette règle doit disparaître dans l’œuvre.</text:span></text:p>
      <text:p text:style-name="P20"><text:span text:style-name="T34"><text:tab/>- Par ailleurs, il faut que le génie « s’étonne lui-même ». Cela implique que la règle ne soit pas donnée à l’avance, mais qu’elle soit en quelque sorte </text:span><text:span text:style-name="T21">improvisée</text:span><text:span text:style-name="T34"> par l’artiste au fil de son travail. En art, la règle ne peut donc jamais avoir une portée générale, elle ne peut pas s’appliquer à une multiplicité de cas : elle vaut pour une œuvre et une seule, avec laquelle elle fait corps. </text:span><text:span text:style-name="T35">Pour Kant, c’est la nature qui donne sa règle à l’art : l’origine des règles qui structurent l’œuvre d’art est essentiellement mystérieuse. Chez Alain, la règle est bien plutôt due à un travail patient, attentif et ouvert de l’artis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officeooo:rsid="002cbfac" officeooo:paragraph-rsid="002cbfa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Méthode de l’explication de texte - <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5T10:36:42.785000000</meta:creation-date>
    <dc:date>2022-03-17T14:15:27.770000000</dc:date>
    <meta:editing-duration>PT23M23S</meta:editing-duration>
    <meta:editing-cycles>10</meta:editing-cycles>
    <meta:generator>LibreOffice/7.2.5.2$Windows_X86_64 LibreOffice_project/499f9727c189e6ef3471021d6132d4c694f357e5</meta:generator>
    <meta:document-statistic meta:table-count="0" meta:image-count="0" meta:object-count="0" meta:page-count="4" meta:paragraph-count="63" meta:word-count="2500" meta:character-count="14876" meta:non-whitespace-character-count="12393"/>
  </office:meta>
</office:document-meta>
</file>